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2a6099" style:font-name="Lucida Sans Unicode" fo:font-size="18pt" style:text-underline-style="solid" style:text-underline-width="auto" style:text-underline-color="font-color" officeooo:rsid="0001c7e3" officeooo:paragraph-rsid="0001c7e3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fo:color="#2a6099" style:font-name="Lucida Sans Unicode" fo:font-size="18pt" fo:font-style="normal" style:text-underline-style="none" officeooo:rsid="0001c7e3" officeooo:paragraph-rsid="0001c7e3" style:font-size-asian="15.75pt" style:font-style-asian="normal" style:font-size-complex="18pt" style:font-style-complex="normal"/>
    </style:style>
    <style:style style:name="P3" style:family="paragraph" style:parent-style-name="Standard">
      <style:paragraph-properties fo:text-align="start" style:justify-single-word="false"/>
      <style:text-properties fo:color="#000000" style:font-name="Lucida Sans Unicode" fo:font-size="12pt" fo:font-style="normal" style:text-underline-style="none" fo:font-weight="normal" officeooo:rsid="0001c7e3" officeooo:paragraph-rsid="0001c7e3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Lucida Sans Unicode" fo:font-size="12pt" style:text-underline-style="none" officeooo:rsid="0001c7e3" officeooo:paragraph-rsid="0001c7e3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color="#000000" style:font-name="Lucida Sans Unicode" fo:font-size="12pt" style:text-underline-style="none" officeooo:rsid="0001c7e3" officeooo:paragraph-rsid="0001c7e3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000000" style:font-name="Lucida Sans Unicode" fo:font-size="12pt" style:text-underline-style="none" officeooo:rsid="00035f25" officeooo:paragraph-rsid="00035f25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color="#000000" style:font-name="Lucida Sans Unicode" fo:font-size="12pt" fo:font-style="normal" style:text-underline-style="none" fo:font-weight="normal" officeooo:rsid="0001c7e3" officeooo:paragraph-rsid="0001c7e3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035f25"/>
    </style:style>
    <style:style style:name="P9" style:family="paragraph" style:parent-style-name="Standard">
      <style:paragraph-properties fo:text-align="start" style:justify-single-word="false"/>
      <style:text-properties officeooo:rsid="00035f25" officeooo:paragraph-rsid="00035f25"/>
    </style:style>
    <style:style style:name="P10" style:family="paragraph" style:parent-style-name="Standard">
      <style:paragraph-properties fo:text-align="start" style:justify-single-word="false"/>
      <style:text-properties officeooo:rsid="0005b562" officeooo:paragraph-rsid="0005b562"/>
    </style:style>
    <style:style style:name="T1" style:family="text">
      <style:text-properties officeooo:rsid="0002685f"/>
    </style:style>
    <style:style style:name="T2" style:family="text">
      <style:text-properties officeooo:rsid="00035f25"/>
    </style:style>
    <style:style style:name="T3" style:family="text">
      <style:text-properties fo:color="#000000" style:font-name="Lucida Sans Unicode" fo:font-size="12pt" style:text-underline-style="none" style:font-size-asian="10.5pt" style:font-size-complex="12pt"/>
    </style:style>
    <style:style style:name="T4" style:family="text">
      <style:text-properties fo:color="#000000" style:font-name="Lucida Sans Unicode" fo:font-size="12pt" style:text-underline-style="none" officeooo:rsid="00035f25" style:font-size-asian="10.5pt" style:font-size-complex="12pt"/>
    </style:style>
    <style:style style:name="T5" style:family="text">
      <style:text-properties fo:color="#000000" style:font-name="Lucida Sans Unicode" fo:font-size="12pt" style:text-underline-style="none" officeooo:rsid="00052691" style:font-size-asian="10.5pt" style:font-size-complex="12pt"/>
    </style:style>
    <style:style style:name="T6" style:family="text">
      <style:text-properties officeooo:rsid="000526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 projet pour la certification</text:p>
      <text:p text:style-name="P2"/>
      <text:p text:style-name="P3">Nom du site: <text:span text:style-name="T1">Les archives</text:span></text:p>
      <text:p text:style-name="P3"/>
      <text:p text:style-name="P3">desctiption: <text:span text:style-name="T1">Sites archive de Star Wars</text:span></text:p>
      <text:p text:style-name="P3"/>
      <text:p text:style-name="P4">but: <text:span text:style-name="T1">Regroupper de l’information sur Star Wars</text:span></text:p>
      <text:p text:style-name="P4"/>
      <text:p text:style-name="P6">citation : aleatoire mais 5 obligé</text:p>
      <text:p text:style-name="P6"/>
      <text:p text:style-name="P8"><text:span text:style-name="T4">index wiki aleatoire ; un personnage bon, un personnage mauvais, (lieu, arme, planete, espece)</text:span></text:p>
      <text:p text:style-name="P8"><text:span text:style-name="T4"/></text:p>
      <text:p text:style-name="P9"><text:span text:style-name="T3">bouton pour catégforie/recherche </text:span></text:p>
      <text:p text:style-name="P9"><text:span text:style-name="T3"/></text:p>
      <text:p text:style-name="P8"><text:span text:style-name="T4">catégories : personnages, planetes, r</text:span><text:span text:style-name="T5">aces, (organisation), armes, vaisseaux</text:span></text:p>
      <text:p text:style-name="P8"><text:span text:style-name="T5"/></text:p>
      <text:p text:style-name="P10"><text:span text:style-name="T5">f</text:span><text:span text:style-name="T3">ooter: infos</text:span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0-04-14T19:55:54.761000000</dc:date>
    <meta:editing-duration>PT13M18S</meta:editing-duration>
    <meta:editing-cycles>2</meta:editing-cycles>
    <meta:document-statistic meta:table-count="0" meta:image-count="0" meta:object-count="0" meta:page-count="1" meta:paragraph-count="9" meta:word-count="56" meta:character-count="391" meta:non-whitespace-character-count="343"/>
  </office:meta>
</office:document-meta>
</file>